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5">
      <text:list-level-style-bullet text:level="1" text:style-name="WW_CharLFO5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end"/>
    </style:style>
    <style:style style:name="T3" style:parent-style-name="DefaultParagraphFont" style:family="text">
      <style:text-properties fo:font-size="15pt" style:font-size-asian="15pt" style:font-size-complex="15pt"/>
    </style:style>
    <style:style style:name="P4" style:parent-style-name="Standard" style:family="paragraph">
      <style:paragraph-properties fo:text-align="end"/>
      <style:text-properties fo:font-size="15pt" style:font-size-asian="15pt" style:font-size-complex="15pt"/>
    </style:style>
    <style:style style:name="P5" style:parent-style-name="Standard" style:family="paragraph">
      <style:paragraph-properties fo:text-align="center"/>
    </style:style>
    <style:style style:name="T6" style:parent-style-name="DefaultParagraphFont" style:family="text">
      <style:text-properties fo:font-weight="bold" style:font-weight-asian="bold" style:font-weight-complex="bold" fo:color="#FF0000" fo:font-size="15pt" style:font-size-asian="15pt" style:font-size-complex="15pt"/>
    </style:style>
    <style:style style:name="P7" style:parent-style-name="Standard" style:family="paragraph">
      <style:paragraph-properties fo:text-align="center"/>
      <style:text-properties fo:color="#FF0000" fo:font-size="15pt" style:font-size-asian="15pt" style:font-size-complex="15pt"/>
    </style:style>
    <style:style style:name="P8" style:parent-style-name="Standard" style:family="paragraph">
      <style:paragraph-properties fo:text-align="justify"/>
      <style:text-properties fo:font-size="15pt" style:font-size-asian="15pt" style:font-size-complex="15pt" style:text-underline-type="single" style:text-underline-style="solid" style:text-underline-width="auto" style:text-underline-mode="continuous"/>
    </style:style>
    <style:style style:name="P9" style:parent-style-name="Standard" style:family="paragraph">
      <style:paragraph-properties fo:text-align="justify"/>
      <style:text-properties fo:font-weight="bold" style:font-weight-asian="bold" style:font-weight-complex="bold" fo:font-size="15pt" style:font-size-asian="15pt" style:font-size-complex="15pt"/>
    </style:style>
    <style:style style:name="P10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1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2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3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4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5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6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7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8" style:parent-style-name="Standard" style:family="paragraph">
      <style:paragraph-properties fo:text-align="center"/>
    </style:style>
    <style:style style:name="T19" style:parent-style-name="DefaultParagraphFont" style:family="text">
      <style:text-properties style:font-name-complex="Calibri" fo:font-size="36pt" style:font-size-asian="36pt" style:font-size-complex="36pt"/>
    </style:style>
    <style:style style:name="T20" style:parent-style-name="DefaultParagraphFont" style:family="text">
      <style:text-properties style:font-name-complex="Calibri" fo:font-size="36pt" style:font-size-asian="36pt" style:font-size-complex="36pt"/>
    </style:style>
    <style:style style:name="T21" style:parent-style-name="DefaultParagraphFont" style:family="text">
      <style:text-properties style:font-name-complex="Calibri" fo:font-size="36pt" style:font-size-asian="36pt" style:font-size-complex="36pt"/>
    </style:style>
    <style:style style:name="P22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3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4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5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6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7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8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9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0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1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2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3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4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5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6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7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8" style:parent-style-name="Standard" style:list-style-name="LFO5" style:family="paragraph">
      <style:paragraph-properties fo:text-align="justify"/>
      <style:text-properties fo:font-size="15pt" style:font-size-asian="15pt" style:font-size-complex="15pt"/>
    </style:style>
    <style:style style:name="P39" style:parent-style-name="Standard" style:list-style-name="LFO5" style:family="paragraph">
      <style:paragraph-properties fo:text-align="justify"/>
      <style:text-properties fo:font-size="15pt" style:font-size-asian="15pt" style:font-size-complex="15pt"/>
    </style:style>
    <style:style style:name="P40" style:parent-style-name="Standard" style:list-style-name="LFO5" style:family="paragraph">
      <style:paragraph-properties fo:text-align="justify"/>
      <style:text-properties fo:font-size="15pt" style:font-size-asian="15pt" style:font-size-complex="15pt"/>
    </style:style>
    <style:style style:name="P41" style:parent-style-name="Standard" style:list-style-name="LFO5" style:family="paragraph">
      <style:paragraph-properties fo:text-align="justify"/>
      <style:text-properties fo:font-size="15pt" style:font-size-asian="15pt" style:font-size-complex="15pt"/>
    </style:style>
    <style:style style:name="P42" style:parent-style-name="Standard" style:list-style-name="LFO5" style:family="paragraph">
      <style:paragraph-properties fo:text-align="justify"/>
      <style:text-properties fo:font-size="15pt" style:font-size-asian="15pt" style:font-size-complex="15pt"/>
    </style:style>
    <style:style style:name="P43" style:parent-style-name="Standard" style:list-style-name="LFO5" style:family="paragraph">
      <style:paragraph-properties fo:text-align="justify"/>
      <style:text-properties fo:font-size="15pt" style:font-size-asian="15pt" style:font-size-complex="15pt"/>
    </style:style>
    <style:style style:name="P44" style:parent-style-name="Standard" style:list-style-name="LFO5" style:family="paragraph">
      <style:paragraph-properties fo:text-align="justify"/>
      <style:text-properties fo:font-size="15pt" style:font-size-asian="15pt" style:font-size-complex="15pt"/>
    </style:style>
    <style:style style:name="P45" style:parent-style-name="Standard" style:list-style-name="LFO5" style:family="paragraph">
      <style:paragraph-properties fo:text-align="justify"/>
      <style:text-properties fo:font-size="15pt" style:font-size-asian="15pt" style:font-size-complex="15pt"/>
    </style:style>
    <style:style style:name="P46" style:parent-style-name="Standard" style:list-style-name="LFO5" style:family="paragraph">
      <style:paragraph-properties fo:text-align="justify"/>
      <style:text-properties fo:font-size="15pt" style:font-size-asian="15pt" style:font-size-complex="15pt"/>
    </style:style>
    <style:style style:name="P47" style:parent-style-name="Standard" style:list-style-name="LFO5" style:family="paragraph">
      <style:paragraph-properties fo:text-align="justify"/>
      <style:text-properties fo:font-size="15pt" style:font-size-asian="15pt" style:font-size-complex="15pt"/>
    </style:style>
    <style:style style:name="P48" style:parent-style-name="Standard" style:list-style-name="LFO5" style:family="paragraph">
      <style:paragraph-properties fo:text-align="justify"/>
      <style:text-properties fo:font-size="15pt" style:font-size-asian="15pt" style:font-size-complex="15pt"/>
    </style:style>
    <style:style style:name="P49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50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51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52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53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54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55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56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57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58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59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60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61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62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63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64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65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66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67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68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69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70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71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72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73" style:parent-style-name="Standard" style:family="paragraph">
      <style:paragraph-properties fo:text-align="center" fo:margin-left="0.5in">
        <style:tab-stops/>
      </style:paragraph-properties>
    </style:style>
    <style:style style:name="T74" style:parent-style-name="DefaultParagraphFont" style:family="text">
      <style:text-properties style:font-name="Calibri" style:font-name-complex="Calibri" fo:font-size="26pt" style:font-size-asian="26pt" style:font-size-complex="26pt"/>
    </style:style>
    <style:style style:name="P75" style:parent-style-name="Standard" style:family="paragraph">
      <style:paragraph-properties fo:text-align="justify" fo:margin-left="0.5in">
        <style:tab-stops/>
      </style:paragraph-properties>
    </style:style>
    <style:style style:name="P76" style:parent-style-name="Standard" style:family="paragraph">
      <style:paragraph-properties fo:text-align="justify" fo:margin-left="0.5in">
        <style:tab-stops/>
      </style:paragraph-properties>
    </style:style>
    <style:style style:name="T77" style:parent-style-name="DefaultParagraphFont" style:family="text">
      <style:text-properties fo:font-size="15pt" style:font-size-asian="15pt" style:font-size-complex="15pt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</office:automatic-styles>
  <office:body>
    <office:text text:use-soft-page-breaks="true">
      <text:p text:style-name="P1"><text:span text:style-name="T3">03 Maggio 2024</text:span></text:p>
      <text:p text:style-name="P4"/>
      <text:p text:style-name="P5"><text:span text:style-name="T6">9 Lezione Embedded</text:span></text:p>
      <text:p text:style-name="P7"/>
      <text:p text:style-name="P8">Lettura dei dati Analogici :</text:p>
      <text:p text:style-name="P9"/>
      <text:p text:style-name="P10">ADC <text:s/>-&gt; leggere stati e valori del analogico digitale -&gt; discretizzare valore in base <text:s/>alle condizione neccessarie -&gt; risoluzione più bassa -&gt; dipende da cosa ti serve</text:p>
      <text:p text:style-name="P11"/>
      <text:p text:style-name="P12">Convertiore che da dispositivo -&gt; che converte da un min e un max -&gt; conversione da un unità di misura ad un’altra -&gt; <text:s/>conversione grandezza fisica in tensione <text:s/>(diversi valori) -&gt; in base a come richiesto -&gt; conversione in un range binario<text:s/></text:p>
      <text:p text:style-name="P13"/>
      <text:p text:style-name="P14">Decido l’intervallo che mi serve in base alle condizioni neccessarie<text:s/></text:p>
      <text:p text:style-name="P15"/>
      <text:p text:style-name="P16">Formula risoluzione</text:p>
      <text:p text:style-name="P17"/>
      <text:p text:style-name="P18"><draw:frame draw:style-name="a0" text:anchor-type="as-char" svg:x="0in" svg:y="0in" svg:width="0.43333in" svg:height="0.35in" style:rel-width="scale" style:rel-height="scale"><draw:object xlink:href="Object 1/" xlink:type="simple" xlink:show="embed" xlink:actuate="onLoad"/></draw:frame><text:span text:style-name="T19"><text:s/>=<text:s/></text:span><draw:frame draw:style-name="a1" text:anchor-type="as-char" svg:x="0in" svg:y="0in" svg:width="0.425in" svg:height="0.35in" style:rel-width="scale" style:rel-height="scale"><draw:object xlink:href="Object 2/" xlink:type="simple" xlink:show="embed" xlink:actuate="onLoad"/></draw:frame><text:span text:style-name="T20"><text:s/>=<text:s/></text:span><draw:frame draw:style-name="a2" text:anchor-type="as-char" svg:x="0in" svg:y="0in" svg:width="0.25in" svg:height="0.35in" style:rel-width="scale" style:rel-height="scale"><draw:object xlink:href="Object 3/" xlink:type="simple" xlink:show="embed" xlink:actuate="onLoad"/></draw:frame><text:span text:style-name="T21"><text:s/>= 19,6 mV</text:span></text:p>
      <text:p text:style-name="P22"/>
      <text:p text:style-name="P23"><text:s/></text:p>
      <text:p text:style-name="P24">Convertiori digitali -&gt; difficilmente dac (normalmente non serve) -&gt; in caso lo monti eseternamente<text:s/></text:p>
      <text:p text:style-name="P25"/>
      <text:p text:style-name="P26">DAC <text:s/>-&gt; più precisione del dato non è detto che mi<text:s/>serva</text:p>
      <text:soft-page-break/>
      <text:p text:style-name="P27">PWM -&gt; pulse with modulutation -&gt; modulazione con impulse -&gt; lampeggio modifico tempo di lampeggio rispetto a quanto sta spenta -&gt; come segnale analogico in uscita -&gt; converti in analogico</text:p>
      <text:p text:style-name="P28"/>
      <text:p text:style-name="P29">Regolazione della ventola in base alla velocità -&gt; riscaldare il resistore (rillevazione con l’ADC)<text:s/></text:p>
      <text:p text:style-name="P30"/>
      <text:p text:style-name="P31">Regolazione della ventola -&gt; regoli con PWM</text:p>
      <text:p text:style-name="P32"/>
      <text:p text:style-name="P33">PORTA -&gt; connessso con ingressi analogici per tutto <text:s/>il tempo del programma</text:p>
      <text:p text:style-name="P34"/>
      <text:p text:style-name="P35">Macchina -&gt; decide tutto dal multiplexer -&gt; dati letti in momenti diversi (in istanti diversi) -&gt; dati ad alte velocità di conversione -&gt; valutare tutte le ipotesi<text:s/></text:p>
      <text:p text:style-name="P36"/>
      <text:p text:style-name="P37">Registri dell’ADC</text:p>
      <text:list text:style-name="LFO5" text:continue-numbering="true">
        <text:list-item>
          <text:p text:style-name="P38">Configurazione <text:s/>-&gt; configurazione da analogico a digitale 10 bit (2 byte) -&gt; posso decidere anche di come mettere i dati, decido da bit ADFS)</text:p>
          <text:list text:continue-numbering="true">
            <text:list-item>
              <text:p text:style-name="P39">Giustificato ADFS</text:p>
              <text:list text:continue-numbering="true">
                <text:list-item>
                  <text:p text:style-name="P40">0 -&gt; DX</text:p>
                </text:list-item>
                <text:list-item>
                  <text:p text:style-name="P41">1 -&gt; SX</text:p>
                </text:list-item>
              </text:list>
            </text:list-item>
            <text:list-item>
              <text:p text:style-name="P42">ADCON0 <text:s/>-&gt; (8 bit occupati)</text:p>
              <text:list text:continue-numbering="true">
                <text:list-item>
                  <text:p text:style-name="P43">accendere o spegnere convertitore<text:s/></text:p>
                  <text:list text:continue-numbering="true">
                    <text:list-item>
                      <text:p text:style-name="P44">1 -&gt; accesso</text:p>
                    </text:list-item>
                    <text:list-item>
                      <text:p text:style-name="P45">0 -&gt; spento</text:p>
                    </text:list-item>
                  </text:list>
                </text:list-item>
              </text:list>
            </text:list-item>
            <text:list-item>
              <text:p text:style-name="P46">ADCON1 <text:s/>-&gt; (2 bit occupati)</text:p>
            </text:list-item>
            <text:list-item>
              <text:p text:style-name="P47">CH -&gt; channel (3 bit) -&gt; numericamente -&gt; quali bit converto in numero -&gt; insieme dei 3 bit dico numero che sto<text:s/>convertendo<text:s/></text:p>
            </text:list-item>
            <text:list-item>
              <text:p text:style-name="P48">Dalla selezione (ADCS0,ADCS1,ADCS2) decido in che ingresso analogico sono (da AN0 a AN9)</text:p>
            </text:list-item>
          </text:list>
        </text:list-item>
      </text:list>
      <text:p text:style-name="P49"/>
      <text:p text:style-name="P50">Conversione da analogico a digitale -&gt; richiedere diverse step -&gt; 15 passaggi -&gt; no istantanea -&gt; macchina che va questa opzione attivata -&gt; infine<text:s/>abbassa bit GO/DONE quando ha finito<text:s/></text:p>
      <text:p text:style-name="P51"/>
      <text:p text:style-name="P52"><text:tab/>GO/DONE -&gt;</text:p>
      <text:p text:style-name="P53"><text:tab/><text:tab/>O -&gt; imposto a basso</text:p>
      <text:p text:style-name="P54"><text:tab/><text:tab/>1 -&gt; imposto ad alto</text:p>
      <text:p text:style-name="P55"/>
      <text:p text:style-name="P56">ADCS0 -&gt; selezionare da dove pescare la frequenta di clock del convertitore -&gt; risparmio energia per consumare meno</text:p>
      <text:p text:style-name="P57">ADCS1 -&gt; selezionare da dove pescare la frequenta di clock del convertitore -&gt; risparmio energia per consumare meno</text:p>
      <text:p text:style-name="P58">ADCS2</text:p>
      <text:p text:style-name="P59"/>
      <text:p text:style-name="P60">ADCON1 -&gt; tabella seleziono su PORTA e PORTE -&gt; quali fili analogici e quali ddigitali</text:p>
      <text:p text:style-name="P61"/>
      <text:p text:style-name="P62">AN0 e AN1 -&gt; decido in base alle condizioni che mi interressano</text:p>
      <text:p text:style-name="P63">ANO e AN1 analogici -&gt; devo mettere anche AN3 -&gt; devo impostare <text:s/>sapendo che anche altri potrebberero diventare analogici</text:p>
      <text:p text:style-name="P64"/>
      <text:p text:style-name="P65">VREF -&gt; tensioni di riferimento del convertitore</text:p>
      <text:p text:style-name="P66"/>
      <text:p text:style-name="P67">Principi di funzionamento -&gt; interno del convertitore -&gt; spostato in ANQ0 e ANQ1 -&gt; tensione da convertire rimane costante -&gt; diversi step di lavoro -&gt; <text:s/>capacità d’ingresso stabilisce il lavoro -&gt; tensione va nella parte che ti<text:s/><text:soft-page-break/>serve -&gt; protegge macchina da sovratensioni -&gt; costamza temsoni che passano da una parte all’altra -&gt; conversione sicura -&gt; infine dato pronto<text:s/></text:p>
      <text:p text:style-name="P68"/>
      <text:p text:style-name="P69">PWM -&gt; deciso per quanto tempo tenere accesa la ventola -&gt; decide le velocità da mantenere -&gt; più tempo accesa rispetto al tempo che sta spento -&gt; modifica gestisco velocità della ventola</text:p>
      <text:p text:style-name="P70"/>
      <text:p text:style-name="P71">Duty Cicle (DC) -&gt; ottimizo il tempo della ventola</text:p>
      <text:p text:style-name="P72"/>
      <text:p text:style-name="P73"><draw:frame draw:style-name="a3" text:anchor-type="as-char" svg:x="0in" svg:y="0in" svg:width="3.18333in" svg:height="0.83333in" style:rel-width="scale" style:rel-height="scale"><draw:object xlink:href="Object 4/" xlink:type="simple" xlink:show="embed" xlink:actuate="onLoad"/></draw:frame><text:span text:style-name="T74"><text:s text:c="2"/>= 0% ≤ DC ≤ 100%</text:span></text:p>
      <text:p text:style-name="P75"/>
      <text:p text:style-name="P76"><text:span text:style-name="T77">Regolazione PWM -&gt; valore percentuale e puoi essere variabil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4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Arial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Header" style:display-name="Header" style:family="paragraph" style:parent-style-name="Standard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CommentText" style:display-name="Comment Text" style:family="paragraph" style:parent-style-name="Standard">
      <style:paragraph-properties fo:line-height="100%"/>
      <style:text-properties fo:font-size="10pt" style:font-size-asian="10pt" style:font-size-complex="10pt" fo:hyphenate="false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DefaultParagraphFontWW" style:display-name="Default Paragraph Font (WW)" style:family="text"/>
    <style:style style:name="IntestazioneCarattere" style:display-name="Intestazione Carattere" style:family="text" style:parent-style-name="DefaultParagraphFontWW"/>
    <style:style style:name="PièdipaginaCarattere" style:display-name="Piè di pagina Carattere" style:family="text" style:parent-style-name="DefaultParagraphFontWW"/>
    <style:style style:name="PlaceholderText" style:display-name="Placeholder Text" style:family="text" style:parent-style-name="DefaultParagraphFontWW">
      <style:text-properties fo:color="#808080"/>
    </style:style>
    <style:style style:name="CommentReference" style:display-name="Comment Reference" style:family="text" style:parent-style-name="DefaultParagraphFontWW">
      <style:text-properties fo:font-size="8pt" style:font-size-asian="8pt" style:font-size-complex="8pt"/>
    </style:style>
    <style:style style:name="TestocommentoCarattere" style:display-name="Testo commento Carattere" style:family="text" style:parent-style-name="DefaultParagraphFontWW">
      <style:text-properties fo:font-size="10pt" style:font-size-asian="10pt" style:font-size-complex="10pt"/>
    </style:style>
    <style:style style:name="SoggettocommentoCarattere" style:display-name="Soggetto commento Carattere" style:family="text" style:parent-style-name="TestocommentoCarattere">
      <style:text-properties fo:font-weight="bold" style:font-weight-asian="bold" style:font-weight-complex="bold" fo:font-size="10pt" style:font-size-asian="10pt" style:font-size-complex="10pt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/>
    <text:list-style style:name="NoListWW" style:display-name="No List (WW)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2" style:family="text">
      <style:text-properties style:font-name="Times New Roman" style:font-name-complex="Courier New"/>
    </style:style>
    <style:style style:name="WW_CharLFO3LVL5" style:family="text">
      <style:text-properties style:font-name="Times New Roman" style:font-name-complex="Courier New"/>
    </style:style>
    <style:style style:name="WW_CharLFO3LVL8" style:family="text">
      <style:text-properties style:font-name="Times New Roman" style:font-name-complex="Courier New"/>
    </style:style>
    <text:list-style style:name="WWNum2" style:display-name="WWNum2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2" style:family="text">
      <style:text-properties style:font-name="Times New Roman" style:font-name-complex="Courier New"/>
    </style:style>
    <style:style style:name="WW_CharLFO4LVL5" style:family="text">
      <style:text-properties style:font-name="Times New Roman" style:font-name-complex="Courier New"/>
    </style:style>
    <style:style style:name="WW_CharLFO4LVL8" style:family="text">
      <style:text-properties style:font-name="Times New Roman" style:font-name-complex="Courier New"/>
    </style:style>
    <text:list-style style:name="WWNum3" style:display-name="WWNum3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5LVL1" style:family="text">
      <style:text-properties style:font-name="Wingding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5">
      <text:list-level-style-bullet text:level="1" text:style-name="WW_CharLFO5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958in"/>
      </style:footer-style>
    </style:page-layout>
    <style:style style:name="P2" style:parent-style-name="Footer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1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icola Marano</meta:initial-creator>
    <dc:creator>Nicola Marano</dc:creator>
    <meta:creation-date>2023-10-12T07:03:00Z</meta:creation-date>
    <dc:date>2024-05-03T10:51:00Z</dc:date>
    <meta:template xlink:href="Normal.dotm" xlink:type="simple"/>
    <meta:editing-cycles>338</meta:editing-cycles>
    <meta:editing-duration>PT103320S</meta:editing-duration>
    <meta:user-defined meta:name="AppVersion">16.0000</meta:user-defined>
    <meta:document-statistic meta:page-count="4" meta:paragraph-count="6" meta:word-count="510" meta:character-count="3416" meta:row-count="24" meta:non-whitespace-character-count="2912"/>
  </office:meta>
</office:document-meta>
</file>

<file path=Object 1/content.xml><?xml version="1.0" encoding="utf-8"?>
<mml:math xmlns:mml="http://www.w3.org/1998/Math/MathML" xmlns:m="http://schemas.openxmlformats.org/officeDocument/2006/math">
  <mml:mfrac>
    <mml:mrow>
      <mml:mn>5</mml:mn>
      <mml:mo>-</mml:mo>
      <mml:mn>0</mml:mn>
    </mml:mrow>
    <mml:mrow>
      <mml:msup>
        <mml:mrow>
          <mml:mn>2</mml:mn>
        </mml:mrow>
        <mml:mrow>
          <mml:mi>n</mml:mi>
        </mml:mrow>
      </mml:msup>
      <mml:mo>-</mml:mo>
      <mml:mn>1</mml:mn>
    </mml:mrow>
  </mml:mfrac>
</mml:math>
</file>

<file path=Object 2/content.xml><?xml version="1.0" encoding="utf-8"?>
<mml:math xmlns:mml="http://www.w3.org/1998/Math/MathML" xmlns:m="http://schemas.openxmlformats.org/officeDocument/2006/math">
  <mml:mfrac>
    <mml:mrow>
      <mml:mn>5</mml:mn>
      <mml:mo>-</mml:mo>
      <mml:mn>0</mml:mn>
    </mml:mrow>
    <mml:mrow>
      <mml:msup>
        <mml:mrow>
          <mml:mn>2</mml:mn>
        </mml:mrow>
        <mml:mrow>
          <mml:mn>8</mml:mn>
        </mml:mrow>
      </mml:msup>
      <mml:mo>-</mml:mo>
      <mml:mn>1</mml:mn>
    </mml:mrow>
  </mml:mfrac>
</mml:math>
</file>

<file path=Object 3/content.xml><?xml version="1.0" encoding="utf-8"?>
<mml:math xmlns:mml="http://www.w3.org/1998/Math/MathML" xmlns:m="http://schemas.openxmlformats.org/officeDocument/2006/math">
  <mml:mfrac>
    <mml:mrow>
      <mml:mn>5</mml:mn>
    </mml:mrow>
    <mml:mrow>
      <mml:mn>255</mml:mn>
    </mml:mrow>
  </mml:mfrac>
</mml:math>
</file>

<file path=Object 4/content.xml><?xml version="1.0" encoding="utf-8"?>
<mml:math xmlns:mml="http://www.w3.org/1998/Math/MathML" xmlns:m="http://schemas.openxmlformats.org/officeDocument/2006/math">
  <mml:mi>D</mml:mi>
  <mml:mi>C</mml:mi>
  <mml:mo>=</mml:mo>
  <mml:mi> </mml:mi>
  <mml:mfrac>
    <mml:mrow>
      <mml:mi>t</mml:mi>
      <mml:mi>h</mml:mi>
    </mml:mrow>
    <mml:mrow>
      <mml:mi>t</mml:mi>
      <mml:mi>h</mml:mi>
      <mml:mo>+</mml:mo>
      <mml:mi>t</mml:mi>
      <mml:mi>l</mml:mi>
      <mml:mi> </mml:mi>
    </mml:mrow>
  </mml:mfrac>
  <mml:mi> </mml:mi>
  <mml:mi>x</mml:mi>
  <mml:mi> </mml:mi>
  <mml:mn>100</mml:mn>
</mml:math>
</file>